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 style:text-underline-style="solid" style:text-underline-color="font-color"/>
    </style:style>
    <style:style style:name="T1_2" style:family="text">
      <style:text-properties fo:font-weight="bold" style:font-weight-asian="bold" style:font-weight-complex="bold" style:text-underline-style="solid" style:text-underline-color="font-color"/>
    </style:style>
    <style:style style:name="T1_3" style:family="text">
      <style:text-properties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>
      <style:text-properties fo:font-style="italic" style:font-style-asian="italic" style:font-style-complex="italic"/>
    </style:style>
    <style:style style:name="T3_7" style:family="text">
      <style:text-properties fo:font-style="italic" style:font-style-asian="italic" style:font-style-complex="italic"/>
    </style:style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>
      <style:text-properties fo:font-style="italic" style:font-style-asian="italic" style:font-style-complex="italic"/>
    </style:style>
    <style:style style:name="T5_7" style:family="text">
      <style:text-properties fo:font-style="italic" style:font-style-asian="italic" style:font-style-complex="italic"/>
    </style:style>
    <style:style style:name="T5_8" style:family="text">
      <style:text-properties fo:font-style="italic" style:font-style-asian="italic" style:font-style-complex="italic"/>
    </style:style>
    <style:style style:name="T5_9" style:family="text">
      <style:text-properties fo:font-style="italic" style:font-style-asian="italic" style:font-style-complex="italic"/>
    </style:style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>
      <style:text-properties fo:font-style="italic" style:font-style-asian="italic" style:font-style-complex="italic"/>
    </style:style>
    <style:style style:name="T7_7" style:family="text">
      <style:text-properties fo:font-style="italic" style:font-style-asian="italic" style:font-style-complex="italic"/>
    </style:style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page" fo:line-height="115%" style:writing-mode="lr-tb"/>
    </style:style>
    <style:style style:name="T22_1" style:family="text">
      <style:text-properties fo:font-weight="bold" style:font-weight-asian="bold" style:font-weight-complex="bold" style:text-underline-style="solid" style:text-underline-color="font-color"/>
    </style:style>
    <style:style style:name="T22_2" style:family="text">
      <style:text-properties fo:font-weight="bold" style:font-weight-asian="bold" style:font-weight-complex="bold" style:text-underline-style="solid" style:text-underline-color="font-color"/>
    </style:style>
    <style:style style:name="T22_3" style:family="text">
      <style:text-properties fo:font-weight="bold" style:font-weight-asian="bold" style:font-weight-complex="bold" style:text-underline-style="solid" style:text-underline-color="font-color"/>
    </style:style>
    <style:style style:name="T22_4" style:family="text">
      <style:text-properties fo:font-weight="bold" style:font-weight-asian="bold" style:font-weight-complex="bold" style:text-underline-style="solid" style:text-underline-color="font-color"/>
    </style:style>
    <style:style style:name="T22_5" style:family="text">
      <style:text-properties fo:font-weight="bold" style:font-weight-asian="bold" style:font-weight-complex="bold" style:text-underline-style="solid" style:text-underline-color="font-color"/>
    </style:style>
    <style:style style:name="T22_6" style:family="text">
      <style:text-properties fo:font-weight="bold" style:font-weight-asian="bold" style:font-weight-complex="bold" style:text-underline-style="solid" style:text-underline-color="font-color"/>
    </style:style>
    <style:style style:name="T22_7" style:family="text">
      <style:text-properties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>
      <style:text-properties fo:font-style="italic" style:font-style-asian="italic" style:font-style-complex="italic"/>
    </style:style>
    <style:style style:name="T45_5" style:family="text">
      <style:text-properties fo:font-style="italic" style:font-style-asian="italic" style:font-style-complex="italic"/>
    </style:style>
    <style:style style:name="T45_6" style:family="text">
      <style:text-properties fo:font-style="italic" style:font-style-asian="italic" style:font-style-complex="italic"/>
    </style:style>
    <style:style style:name="T45_7" style:family="text">
      <style:text-properties fo:font-style="italic" style:font-style-asian="italic" style:font-style-complex="italic"/>
    </style:style>
    <style:style style:name="T45_8" style:family="text">
      <style:text-properties fo:font-style="italic" style:font-style-asian="italic" style:font-style-complex="italic"/>
    </style:style>
    <style:style style:name="T45_9" style:family="text"/>
    <style:style style:name="T45_10" style:family="text"/>
    <style:style style:name="T45_11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</office:automatic-styles>
  <office:body>
    <office:text>
      <text:p text:style-name="P1"><text:span text:style-name="T1_1">Review</text:span><text:span text:style-name="T1_2"><text:s/></text:span><text:span text:style-name="T1_3">Questions</text:span></text:p>
      <text:p text:style-name="P2"/>
      <text:p text:style-name="P3"><text:span text:style-name="T3_1">1.<text:s/></text:span><text:span text:style-name="T3_2">Create</text:span><text:span text:style-name="T3_3"><text:s/></text:span><text:span text:style-name="T3_4">a</text:span><text:span text:style-name="T3_5"><text:s/></text:span><text:span text:style-name="T3_6">while</text:span><text:span text:style-name="T3_7"><text:s/></text:span><text:span text:style-name="T3_8">loop</text:span><text:span text:style-name="T3_9"><text:s/></text:span><text:span text:style-name="T3_10">that</text:span><text:span text:style-name="T3_11"><text:s/></text:span><text:span text:style-name="T3_12">increments</text:span><text:span text:style-name="T3_13"><text:s/></text:span><text:span text:style-name="T3_14">some</text:span><text:span text:style-name="T3_15"><text:s/></text:span><text:span text:style-name="T3_16">integer</text:span><text:span text:style-name="T3_17"><text:s/></text:span><text:span text:style-name="T3_18">variable</text:span><text:span text:style-name="T3_19"><text:s/></text:span><text:span text:style-name="T3_20">x</text:span><text:span text:style-name="T3_21"><text:s/></text:span><text:span text:style-name="T3_22">initialized</text:span><text:span text:style-name="T3_23"><text:s/></text:span><text:span text:style-name="T3_24">with</text:span><text:span text:style-name="T3_25"><text:s/></text:span><text:span text:style-name="T3_26">a</text:span><text:span text:style-name="T3_27"><text:s/></text:span><text:span text:style-name="T3_28">value</text:span><text:span text:style-name="T3_29"><text:s/></text:span><text:span text:style-name="T3_30">of</text:span><text:span text:style-name="T3_31"><text:s/>0<text:s/></text:span><text:span text:style-name="T3_32">by</text:span><text:span text:style-name="T3_33"><text:s/>3<text:s/></text:span><text:span text:style-name="T3_34">until</text:span><text:span text:style-name="T3_35"><text:s/></text:span><text:span text:style-name="T3_36">the</text:span><text:span text:style-name="T3_37"><text:s/></text:span><text:span text:style-name="T3_38">value</text:span><text:span text:style-name="T3_39"><text:s/></text:span><text:span text:style-name="T3_40">of</text:span><text:span text:style-name="T3_41"><text:s/></text:span><text:span text:style-name="T3_42">x</text:span><text:span text:style-name="T3_43"><text:s/></text:span><text:span text:style-name="T3_44">reaches</text:span><text:span text:style-name="T3_45"><text:s/></text:span><text:span text:style-name="T3_46">a</text:span><text:span text:style-name="T3_47"><text:s/></text:span><text:span text:style-name="T3_48">value</text:span><text:span text:style-name="T3_49"><text:s/></text:span><text:span text:style-name="T3_50">of</text:span><text:span text:style-name="T3_51"><text:s/>30.<text:s/></text:span><text:span text:style-name="T3_52">Make</text:span><text:span text:style-name="T3_53"><text:s/></text:span><text:span text:style-name="T3_54">sure</text:span><text:span text:style-name="T3_55"><text:s/></text:span><text:span text:style-name="T3_56">you</text:span><text:span text:style-name="T3_57"><text:s/></text:span><text:span text:style-name="T3_58">declare</text:span><text:span text:style-name="T3_59"><text:s/></text:span><text:span text:style-name="T3_60">the</text:span><text:span text:style-name="T3_61"><text:s/></text:span><text:span text:style-name="T3_62">variable</text:span><text:span text:style-name="T3_63"><text:s/></text:span><text:span text:style-name="T3_64">and</text:span><text:span text:style-name="T3_65"><text:s/></text:span><text:span text:style-name="T3_66">initialize</text:span><text:span text:style-name="T3_67"><text:s/></text:span><text:span text:style-name="T3_68">it</text:span><text:span text:style-name="T3_69"><text:s/></text:span><text:span text:style-name="T3_70">first</text:span><text:span text:style-name="T3_71">!<text:s/></text:span></text:p>
      <text:p text:style-name="P4"/>
      <text:p text:style-name="P5"><text:span text:style-name="T5_1">2.<text:s/></text:span><text:span text:style-name="T5_2">Create</text:span><text:span text:style-name="T5_3"><text:s/></text:span><text:span text:style-name="T5_4">a</text:span><text:span text:style-name="T5_5"><text:s/></text:span><text:span text:style-name="T5_6">do</text:span><text:span text:style-name="T5_7">-</text:span><text:span text:style-name="T5_8">while</text:span><text:span text:style-name="T5_9"><text:s/></text:span><text:span text:style-name="T5_10">loop</text:span><text:span text:style-name="T5_11"><text:s/></text:span><text:span text:style-name="T5_12">that</text:span><text:span text:style-name="T5_13"><text:s/></text:span><text:span text:style-name="T5_14">reads</text:span><text:span text:style-name="T5_15"><text:s/></text:span><text:span text:style-name="T5_16">integer</text:span><text:span text:style-name="T5_17"><text:s/></text:span><text:span text:style-name="T5_18">values</text:span><text:span text:style-name="T5_19"><text:s/></text:span><text:span text:style-name="T5_20">given</text:span><text:span text:style-name="T5_21"><text:s/></text:span><text:span text:style-name="T5_22">by</text:span><text:span text:style-name="T5_23"><text:s/></text:span><text:span text:style-name="T5_24">the</text:span><text:span text:style-name="T5_25"><text:s/></text:span><text:span text:style-name="T5_26">user</text:span><text:span text:style-name="T5_27"><text:s/></text:span><text:span text:style-name="T5_28">into</text:span><text:span text:style-name="T5_29"><text:s/></text:span><text:span text:style-name="T5_30">an</text:span><text:span text:style-name="T5_31"><text:s/></text:span><text:span text:style-name="T5_32">integer</text:span><text:span text:style-name="T5_33"><text:s/></text:span><text:span text:style-name="T5_34">variable</text:span><text:span text:style-name="T5_35"><text:s/></text:span><text:span text:style-name="T5_36">x</text:span><text:span text:style-name="T5_37">,<text:s/></text:span><text:span text:style-name="T5_38">initialized</text:span><text:span text:style-name="T5_39"><text:s/></text:span><text:span text:style-name="T5_40">to</text:span><text:span text:style-name="T5_41"><text:s/>0,<text:s/></text:span><text:span text:style-name="T5_42">then</text:span><text:span text:style-name="T5_43"><text:s/></text:span><text:span text:style-name="T5_44">adds</text:span><text:span text:style-name="T5_45"><text:s/></text:span><text:span text:style-name="T5_46">those</text:span><text:span text:style-name="T5_47"><text:s/></text:span><text:span text:style-name="T5_48">values</text:span><text:span text:style-name="T5_49"><text:s/></text:span><text:span text:style-name="T5_50">onto</text:span><text:span text:style-name="T5_51"><text:s/></text:span><text:span text:style-name="T5_52">some</text:span><text:span text:style-name="T5_53"><text:s/></text:span><text:span text:style-name="T5_54">variable</text:span><text:span text:style-name="T5_55"><text:s/></text:span><text:span text:style-name="T5_56">named</text:span><text:span text:style-name="T5_57"><text:s/>‘</text:span><text:span text:style-name="T5_58">totalVal</text:span><text:span text:style-name="T5_59">’<text:s/></text:span><text:span text:style-name="T5_60">until</text:span><text:span text:style-name="T5_61"><text:s/>‘</text:span><text:span text:style-name="T5_62">totalVal</text:span><text:span text:style-name="T5_63">’<text:s/></text:span><text:span text:style-name="T5_64">reaches</text:span><text:span text:style-name="T5_65"><text:s/></text:span><text:span text:style-name="T5_66">at</text:span><text:span text:style-name="T5_67"><text:s/></text:span><text:span text:style-name="T5_68">least</text:span><text:span text:style-name="T5_69"><text:s/>20.<text:s/></text:span></text:p>
      <text:p text:style-name="P6"/>
      <text:p text:style-name="P7"><text:span text:style-name="T7_1">3.<text:s/></text:span><text:span text:style-name="T7_2">Create</text:span><text:span text:style-name="T7_3"><text:s/></text:span><text:span text:style-name="T7_4">a</text:span><text:span text:style-name="T7_5"><text:s/></text:span><text:span text:style-name="T7_6">for</text:span><text:span text:style-name="T7_7"><text:s/></text:span><text:span text:style-name="T7_8">loop</text:span><text:span text:style-name="T7_9"><text:s/></text:span><text:span text:style-name="T7_10">that</text:span><text:span text:style-name="T7_11"><text:s/></text:span><text:span text:style-name="T7_12">outputs</text:span><text:span text:style-name="T7_13"><text:s/></text:span><text:span text:style-name="T7_14">your</text:span><text:span text:style-name="T7_15"><text:s/></text:span><text:span text:style-name="T7_16">name</text:span><text:span text:style-name="T7_17"><text:s/></text:span><text:span text:style-name="T7_18">to</text:span><text:span text:style-name="T7_19"><text:s/></text:span><text:span text:style-name="T7_20">the</text:span><text:span text:style-name="T7_21"><text:s/></text:span><text:span text:style-name="T7_22">screen</text:span><text:span text:style-name="T7_23"><text:s/>10<text:s/></text:span><text:span text:style-name="T7_24">times</text:span><text:span text:style-name="T7_25"><text:s/></text:span><text:span text:style-name="T7_26">before</text:span><text:span text:style-name="T7_27"><text:s/></text:span><text:span text:style-name="T7_28">exiting</text:span><text:span text:style-name="T7_29"><text:s/></text:span><text:span text:style-name="T7_30">the</text:span><text:span text:style-name="T7_31"><text:s/></text:span><text:span text:style-name="T7_32">loop</text:span><text:span text:style-name="T7_33">.</text:span></text:p>
      <text:p text:style-name="P8"/>
      <text:p text:style-name="P9"><text:span text:style-name="T9_1">4.<text:s/></text:span><text:span text:style-name="T9_2">What</text:span><text:span text:style-name="T9_3"><text:s/></text:span><text:span text:style-name="T9_4">is</text:span><text:span text:style-name="T9_5"><text:s/></text:span><text:span text:style-name="T9_6">wrong</text:span><text:span text:style-name="T9_7"><text:s/></text:span><text:span text:style-name="T9_8">with</text:span><text:span text:style-name="T9_9"><text:s/></text:span><text:span text:style-name="T9_10">the</text:span><text:span text:style-name="T9_11"><text:s/></text:span><text:span text:style-name="T9_12">following</text:span><text:span text:style-name="T9_13"><text:s/></text:span><text:span text:style-name="T9_14">code</text:span><text:span text:style-name="T9_15">?</text:span></text:p>
      <text:p text:style-name="P10"/>
      <text:p text:style-name="P11"><text:span text:style-name="T11_1"><text:tab/></text:span><text:span text:style-name="T11_2">for</text:span><text:span text:style-name="T11_3"><text:s/>(</text:span><text:span text:style-name="T11_4">int</text:span><text:span text:style-name="T11_5"><text:s/></text:span><text:span text:style-name="T11_6">j</text:span><text:span text:style-name="T11_7"><text:s/>=<text:s/>10,<text:s/></text:span><text:span text:style-name="T11_8">j</text:span><text:span text:style-name="T11_9"><text:s/>&gt;<text:s/>0,<text:s/></text:span><text:span text:style-name="T11_10">j</text:span><text:span text:style-name="T11_11">--)</text:span></text:p>
      <text:p text:style-name="P12"><text:span text:style-name="T12_1"><text:tab/>{</text:span></text:p>
      <text:p text:style-name="P13"><text:span text:style-name="T13_1"><text:tab/><text:tab/></text:span><text:span text:style-name="T13_2">cout</text:span><text:span text:style-name="T13_3"><text:s/>&lt;&lt;<text:s/></text:span><text:span text:style-name="T13_4">j</text:span><text:span text:style-name="T13_5"><text:s/>&lt;&lt;<text:s/></text:span><text:span text:style-name="T13_6">endl</text:span><text:span text:style-name="T13_7">;</text:span></text:p>
      <text:p text:style-name="P14"><text:span text:style-name="T14_1"><text:tab/><text:tab/></text:span><text:span text:style-name="T14_2">if</text:span><text:span text:style-name="T14_3"><text:s/>(</text:span><text:span text:style-name="T14_4">j</text:span><text:span text:style-name="T14_5"><text:s/>=<text:s/>1)</text:span></text:p>
      <text:p text:style-name="P15"><text:span text:style-name="T15_1"><text:tab/><text:tab/>{</text:span></text:p>
      <text:p text:style-name="P16"><text:span text:style-name="T16_1"><text:tab/><text:tab/><text:tab/></text:span><text:span text:style-name="T16_2">cout</text:span><text:span text:style-name="T16_3"><text:s/>&lt;&lt;<text:s/>“</text:span><text:span text:style-name="T16_4">BOOM</text:span><text:span text:style-name="T16_5">!\</text:span><text:span text:style-name="T16_6">n</text:span><text:span text:style-name="T16_7">”</text:span></text:p>
      <text:p text:style-name="P17"><text:span text:style-name="T17_1"><text:tab/><text:tab/>}</text:span></text:p>
      <text:p text:style-name="P18"><text:span text:style-name="T18_1"><text:tab/>}</text:span></text:p>
      <text:p text:style-name="P19"/>
      <text:p text:style-name="P20"><text:span text:style-name="T20_1">5.<text:s/></text:span><text:span text:style-name="T20_2">In</text:span><text:span text:style-name="T20_3"><text:s/></text:span><text:span text:style-name="T20_4">question</text:span><text:span text:style-name="T20_5"><text:s/>4,<text:s/></text:span><text:span text:style-name="T20_6">was</text:span><text:span text:style-name="T20_7"><text:s/></text:span><text:span text:style-name="T20_8">the</text:span><text:span text:style-name="T20_9"><text:s/></text:span><text:span text:style-name="T20_10">loop</text:span><text:span text:style-name="T20_11"><text:s/></text:span><text:span text:style-name="T20_12">used</text:span><text:span text:style-name="T20_13"><text:s/></text:span><text:span text:style-name="T20_14">an</text:span><text:span text:style-name="T20_15"><text:s/></text:span><text:span text:style-name="T20_16">event</text:span><text:span text:style-name="T20_17">-</text:span><text:span text:style-name="T20_18">controlled</text:span><text:span text:style-name="T20_19"><text:s/></text:span><text:span text:style-name="T20_20">loop</text:span><text:span text:style-name="T20_21"><text:s/></text:span><text:span text:style-name="T20_22">or</text:span><text:span text:style-name="T20_23"><text:s/></text:span><text:span text:style-name="T20_24">a</text:span><text:span text:style-name="T20_25"><text:s/></text:span><text:span text:style-name="T20_26">count</text:span><text:span text:style-name="T20_27">-</text:span><text:span text:style-name="T20_28">controlled</text:span><text:span text:style-name="T20_29"><text:s/></text:span><text:span text:style-name="T20_30">loop</text:span><text:span text:style-name="T20_31">?</text:span></text:p>
      <text:p text:style-name="P21"/>
      <text:p text:style-name="P22"><text:span text:style-name="T22_1">Answers</text:span><text:span text:style-name="T22_2"><text:s/></text:span><text:span text:style-name="T22_3">to</text:span><text:span text:style-name="T22_4"><text:s/></text:span><text:span text:style-name="T22_5">Review</text:span><text:span text:style-name="T22_6"><text:s/></text:span><text:span text:style-name="T22_7">Questions</text:span></text:p>
      <text:p text:style-name="P23"/>
      <text:p text:style-name="P24"><text:span text:style-name="T24_1">1.</text:span></text:p>
      <text:p text:style-name="P25"><text:span text:style-name="T25_1"><text:tab/></text:span><text:span text:style-name="T25_2">int</text:span><text:span text:style-name="T25_3"><text:s/></text:span><text:span text:style-name="T25_4">x</text:span><text:span text:style-name="T25_5"><text:s/>=<text:s/>0;</text:span></text:p>
      <text:p text:style-name="P26"><text:span text:style-name="T26_1"><text:tab/></text:span><text:span text:style-name="T26_2">while</text:span><text:span text:style-name="T26_3"><text:s/>(</text:span><text:span text:style-name="T26_4">x</text:span><text:span text:style-name="T26_5"><text:s/>&lt;<text:s/>10)</text:span></text:p>
      <text:p text:style-name="P27"><text:span text:style-name="T27_1"><text:tab/>{</text:span></text:p>
      <text:p text:style-name="P28"><text:span text:style-name="T28_1"><text:tab/><text:tab/></text:span><text:span text:style-name="T28_2">x</text:span><text:span text:style-name="T28_3">++;</text:span></text:p>
      <text:p text:style-name="P29"><text:span text:style-name="T29_1"><text:tab/>}</text:span></text:p>
      <text:p text:style-name="P30"/>
      <text:p text:style-name="P31"><text:span text:style-name="T31_1">2.<text:s/></text:span></text:p>
      <text:p text:style-name="P32"><text:span text:style-name="T32_1"><text:tab/></text:span><text:span text:style-name="T32_2">int</text:span><text:span text:style-name="T32_3"><text:s/></text:span><text:span text:style-name="T32_4">x</text:span><text:span text:style-name="T32_5"><text:s/>=<text:s/>0;</text:span></text:p>
      <text:p text:style-name="P33"><text:span text:style-name="T33_1"><text:tab/></text:span><text:span text:style-name="T33_2">int</text:span><text:span text:style-name="T33_3"><text:s/></text:span><text:span text:style-name="T33_4">totalVal</text:span><text:span text:style-name="T33_5"><text:s/>=<text:s/>0;</text:span></text:p>
      <text:p text:style-name="P34"><text:span text:style-name="T34_1"><text:tab/></text:span><text:span text:style-name="T34_2">do</text:span></text:p>
      <text:p text:style-name="P35"><text:span text:style-name="T35_1"><text:tab/>{</text:span></text:p>
      <text:p text:style-name="P36"><text:span text:style-name="T36_1"><text:tab/><text:tab/></text:span><text:span text:style-name="T36_2">cout</text:span><text:span text:style-name="T36_3"><text:s/>&lt;&lt;<text:s/>“</text:span><text:span text:style-name="T36_4">Type</text:span><text:span text:style-name="T36_5"><text:s/></text:span><text:span text:style-name="T36_6">in</text:span><text:span text:style-name="T36_7"><text:s/></text:span><text:span text:style-name="T36_8">a</text:span><text:span text:style-name="T36_9"><text:s/></text:span><text:span text:style-name="T36_10">number</text:span><text:span text:style-name="T36_11">:<text:s/>“;<text:s/></text:span></text:p>
      <text:p text:style-name="P37"><text:span text:style-name="T37_1"><text:tab/><text:tab/></text:span><text:span text:style-name="T37_2">cin</text:span><text:span text:style-name="T37_3"><text:s/>&gt;&gt;<text:s/></text:span><text:span text:style-name="T37_4">x</text:span><text:span text:style-name="T37_5">;</text:span></text:p>
      <text:p text:style-name="P38"><text:span text:style-name="T38_1"><text:tab/><text:tab/></text:span><text:span text:style-name="T38_2">totalVal</text:span><text:span text:style-name="T38_3"><text:s/>+=<text:s/></text:span><text:span text:style-name="T38_4">x</text:span><text:span text:style-name="T38_5">;</text:span></text:p>
      <text:p text:style-name="P39"><text:span text:style-name="T39_1"><text:tab/>}</text:span></text:p>
      <text:p text:style-name="P40"><text:span text:style-name="T40_1"><text:tab/></text:span><text:span text:style-name="T40_2">while</text:span><text:span text:style-name="T40_3"><text:s/>(</text:span><text:span text:style-name="T40_4">totalVal</text:span><text:span text:style-name="T40_5"><text:s/>&lt;<text:s/>20);</text:span></text:p>
      <text:p text:style-name="P41"/>
      <text:p text:style-name="P42"><text:span text:style-name="T42_1">3.<text:s/></text:span></text:p>
      <text:p text:style-name="P43"><text:span text:style-name="T43_1"><text:tab/></text:span><text:span text:style-name="T43_2">for</text:span><text:span text:style-name="T43_3">(</text:span><text:span text:style-name="T43_4">int</text:span><text:span text:style-name="T43_5"><text:s/></text:span><text:span text:style-name="T43_6">i</text:span><text:span text:style-name="T43_7"><text:s/>=<text:s/>0;<text:s/></text:span><text:span text:style-name="T43_8">i</text:span><text:span text:style-name="T43_9"><text:s/>&lt;<text:s/>10;<text:s/></text:span><text:span text:style-name="T43_10">i</text:span><text:span text:style-name="T43_11">++)</text:span></text:p>
      <text:p text:style-name="P44"><text:span text:style-name="T44_1"><text:tab/>{</text:span></text:p>
      <text:p text:style-name="P45"><text:span text:style-name="T45_1"><text:tab/><text:tab/></text:span><text:span text:style-name="T45_2">cout</text:span><text:span text:style-name="T45_3"><text:s/>&lt;&lt;<text:s/>“</text:span><text:span text:style-name="T45_4">Your</text:span><text:span text:style-name="T45_5"><text:s/></text:span><text:span text:style-name="T45_6">name</text:span><text:span text:style-name="T45_7"><text:s/></text:span><text:span text:style-name="T45_8">here</text:span><text:span text:style-name="T45_9">\</text:span><text:span text:style-name="T45_10">n</text:span><text:span text:style-name="T45_11">”;</text:span></text:p>
      <text:p text:style-name="P46"><text:span text:style-name="T46_1"><text:tab/>}</text:span></text:p>
      <text:p text:style-name="P47"/>
      <text:p text:style-name="P48"><text:span text:style-name="T48_1">4.<text:s/></text:span></text:p>
      <text:p text:style-name="P49"><text:span text:style-name="T49_1"><text:tab/></text:span><text:span text:style-name="T49_2">for</text:span><text:span text:style-name="T49_3"><text:s/>(</text:span><text:span text:style-name="T49_4">int</text:span><text:span text:style-name="T49_5"><text:s/></text:span><text:span text:style-name="T49_6">j</text:span><text:span text:style-name="T49_7"><text:s/>=<text:s/>10;<text:s/></text:span><text:span text:style-name="T49_8">j</text:span><text:span text:style-name="T49_9"><text:s/>&gt;<text:s/>0;<text:s/></text:span><text:span text:style-name="T49_10">j</text:span><text:span text:style-name="T49_11">--)</text:span></text:p>
      <text:p text:style-name="P50"><text:span text:style-name="T50_1"><text:tab/>{</text:span></text:p>
      <text:p text:style-name="P51"><text:span text:style-name="T51_1"><text:tab/><text:tab/></text:span><text:span text:style-name="T51_2">cout</text:span><text:span text:style-name="T51_3"><text:s/>&lt;&lt;<text:s/></text:span><text:span text:style-name="T51_4">j</text:span><text:span text:style-name="T51_5"><text:s/>&lt;&lt;<text:s/></text:span><text:span text:style-name="T51_6">endl</text:span><text:span text:style-name="T51_7">;</text:span></text:p>
      <text:p text:style-name="P52"><text:span text:style-name="T52_1"><text:tab/><text:tab/></text:span><text:span text:style-name="T52_2">if</text:span><text:span text:style-name="T52_3"><text:s/>(</text:span><text:span text:style-name="T52_4">j</text:span><text:span text:style-name="T52_5"><text:s/>==<text:s/>1)</text:span></text:p>
      <text:p text:style-name="P53"><text:span text:style-name="T53_1"><text:tab/><text:tab/>{</text:span></text:p>
      <text:p text:style-name="P54"><text:span text:style-name="T54_1"><text:tab/><text:tab/><text:tab/></text:span><text:span text:style-name="T54_2">cout</text:span><text:span text:style-name="T54_3"><text:s/>&lt;&lt;<text:s/>“</text:span><text:span text:style-name="T54_4">BOOM</text:span><text:span text:style-name="T54_5">!\</text:span><text:span text:style-name="T54_6">n</text:span><text:span text:style-name="T54_7">”</text:span></text:p>
      <text:p text:style-name="P55"><text:span text:style-name="T55_1"><text:tab/><text:tab/>}</text:span></text:p>
      <text:p text:style-name="P56"><text:span text:style-name="T56_1"><text:tab/>}</text:span></text:p>
      <text:p text:style-name="P57"/>
      <text:p text:style-name="P58"><text:span text:style-name="T58_1">5.<text:s/></text:span><text:span text:style-name="T58_2">Count</text:span><text:span text:style-name="T58_3">-</text:span><text:span text:style-name="T58_4">Controlled</text:span><text:span text:style-name="T58_5"><text:s/></text:span><text:span text:style-name="T58_6">Loop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